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janeir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ONE APARECIDA TIAGO - CPF: 986.610.51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YOUTUBE PREMIUM</text:p>
          </table:table-cell>
          <table:covered-table-cell table:number-columns-repeated="7"/>
          <table:table-cell office:value-type="string" table:number-columns-spanned="3" table:number-rows-spanned="1" table:style-name="ce21">
            <text:p>CA 94066</text:p>
          </table:table-cell>
          <table:covered-table-cell table:number-columns-repeated="2"/>
          <table:table-cell office:value-type="string" table:number-columns-spanned="10" table:number-rows-spanned="1" table:style-name="ce23">
            <text:p>EM RAZÃO DA DISPONIBILIDADE DO VIDEOALL NA SALA DO PROCURADOR GERAL DA REPÚBLICA O YOUTUBE É COSTUMEIRAMENTE UTILIZADO NO GABINETE PARA O ACOMPANHAMENTO DE NOTICIAS E EVENTOS AO VIVO, TENDO EM VISTA QUE BOA PARTE DOS VEÍCULOS DE COMUNICAÇÃO PÚBLICOS E <text:s/>PRIVADOS SÃO DETENTORES DE CANAIS NA PLATAFOR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YOUTUBE PREMIUM</text:p>
          </table:table-cell>
          <table:covered-table-cell table:number-columns-repeated="7"/>
          <table:table-cell office:value-type="string" table:number-columns-spanned="3" table:number-rows-spanned="1" table:style-name="ce21">
            <text:p>CA 94066</text:p>
          </table:table-cell>
          <table:covered-table-cell table:number-columns-repeated="2"/>
          <table:table-cell office:value-type="string" table:number-columns-spanned="10" table:number-rows-spanned="1" table:style-name="ce23">
            <text:p>EM RAZÃO DA UTILIZAÇÃO DO CANAL DO YOUTUBE NO CANAL DO MPF NA PLATAFOR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9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GAR DE OLIVEIRA SILVA - CPF: 561.441.99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1/2024 a 17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ELETROFER COMÉRCIO DE MATERI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28.376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ACREPLAST IND. E COM. DE EMB. E IMP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045.309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PAPELARIA ESCOLAR</text:p>
          </table:table-cell>
          <table:covered-table-cell table:number-columns-repeated="7"/>
          <table:table-cell office:value-type="string" table:number-columns-spanned="3" table:number-rows-spanned="1" table:style-name="ce21">
            <text:p>14.032.291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BOLSA DE PRIMEIRO SOCORROS, PARA GUARDA E TRANSPORTE DE MEDICAMENTOS E MATERIAIS HOSPITALARES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J ALBERTO HESSEL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4.515.722/0002-1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1/2024</text:p>
          </table:table-cell>
          <table:covered-table-cell/>
          <table:table-cell office:value-type="string" table:number-columns-spanned="8" table:number-rows-spanned="1" table:style-name="ce22">
            <text:p>ROBERIA LIMA CAVALCANTE MACEDO</text:p>
          </table:table-cell>
          <table:covered-table-cell table:number-columns-repeated="7"/>
          <table:table-cell office:value-type="string" table:number-columns-spanned="3" table:number-rows-spanned="1" table:style-name="ce21">
            <text:p>47.786.620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O SERVIÇO DE EMBARCAÇÃO UTILIZADA EM DILIGENCIA EXTERNA PELO PROCURADOR DA REPÚBLICA DR. LUIDGI MERLO PAIVA, EM VIAGEM 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0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R J CARDIN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002.021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8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ACRE PARAFUSOS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1.164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, A SEREM UTILIZADOS EM DILIGENCIA EXTERNA, NA TERRA INDIGENA NA SERRA DO DIVIS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5,3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1/2024 a 17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ELETROFER COMÉRCIO DE MATERI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28.376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PRA REALIZAR ILUMINAÇÃO DA RAMPA DE ACESSO AO ESTACION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77,0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COSTA MONTEI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549.742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FINALIZAR ILUMINAÇÃO DA RAMPA DE ACESSO AO ESTACION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1/2024 a 2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V G P COMÉRCIO DE PRODUTOS PARA HOTÉIS E RESTAURANT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20.955.695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PA/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1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ATACADO DA LIMPEZ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4.051/0003-91</text:p>
          </table:table-cell>
          <table:covered-table-cell table:number-columns-repeated="2"/>
          <table:table-cell office:value-type="string" table:number-columns-spanned="10" table:number-rows-spanned="1" table:style-name="ce23">
            <text:p>UTENSILIOS PARA O REFEITÓ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2,6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PARANORTE COMÉRCIO DE MÁQUINAS E MATERIAL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4.328.129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ILUMINAÇÃO DA RAMPA DE ACESSO AO ESTACION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2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LSON DE CARVALHO SENA - CPF: 511.910.91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UTILIZAÇÃO EM MANUTENCÃO CORRETIVA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N. T. TEIXEIRA DINIZ</text:p>
          </table:table-cell>
          <table:covered-table-cell table:number-columns-repeated="7"/>
          <table:table-cell office:value-type="string" table:number-columns-spanned="3" table:number-rows-spanned="1" table:style-name="ce21">
            <text:p>23.331.244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ÓPIA DECHAV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DRIANO DE SOUSA BATISTA - CPF: 778.777.805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WILLIANS SANTOS MUNIZ 28454361812</text:p>
          </table:table-cell>
          <table:covered-table-cell table:number-columns-repeated="7"/>
          <table:table-cell office:value-type="string" table:number-columns-spanned="3" table:number-rows-spanned="1" table:style-name="ce21">
            <text:p>26.182.00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SINSTALAÇÃO DE CINCO CÂMERAS DE CFTV, DESMONTAR PRATELEIRAS E RETIRAR DA PAREDE UMA TELEVISÃO E UM MONITOR DA PRM/TEIXEIRA, POIS OCORRERÁ A MUDANÇA DESSES BENS E OUTROS MÓ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CIL COMERCIO E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073.694/0026-03</text:p>
          </table:table-cell>
          <table:covered-table-cell table:number-columns-repeated="2"/>
          <table:table-cell office:value-type="string" table:number-columns-spanned="10" table:number-rows-spanned="1" table:style-name="ce23">
            <text:p>IMPRESSÃO DE PARTE DOS CONVITES DA SOLENIDADE DE TRANSMISSÃO DE CARGOS DA CHEFIA PRBA, PRE E PRDC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FRIGELAR COMÉRCIO E INDÚSTR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92.660.406/0035-68</text:p>
          </table:table-cell>
          <table:covered-table-cell table:number-columns-repeated="2"/>
          <table:table-cell office:value-type="string" table:number-columns-spanned="10" table:number-rows-spanned="1" table:style-name="ce23">
            <text:p>EFETIVAR MANUTENÇÃO CORRETIVA, DE URGENCIA, DO SISTEMA DE AR CONDICION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80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STD SERVIÇOS EM METROLOG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714.895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UMPRIMENTO DAS <text:s/>EXIGÊNCIAS <text:s/>DA <text:s/>VIGILÂNCIA <text:s/>SANITÁ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CARLOS NETO - CPF: 258.599.863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E CHAVES PARA SUPRIR DEMANDA DE ACESSO À ASSESSORIA E SECRETARIA DO GABINETE DO DR. RAFAEL RIBERIO RAYO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PRINT GRAFICA &amp;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571.135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2 (DUAS) PLACAS DE INDICAÇÃO DE LOCALIZAÇÃO DO GABINETE DO DR. RAFAEL RIBERIO RAYO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2,96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HAVES PARA ACESSO A GABINETES, DEVIDO A <text:s/>INÍCIO DE ATIVIDADE DE <text:s/>NOVOS ESTAGIÁRIOS E SERVIDORES REMANEJADOS. SALAS 505, 506, 406 E ASCO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1/2024 a 28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GASLIMA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1.860.823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O GÁS P45 DA COPA DA PR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1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MARCO PLACAS</text:p>
          </table:table-cell>
          <table:covered-table-cell table:number-columns-repeated="7"/>
          <table:table-cell office:value-type="string" table:number-columns-spanned="3" table:number-rows-spanned="1" table:style-name="ce21">
            <text:p>17.505.744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09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SUBLIME EMBALAGENS</text:p>
          </table:table-cell>
          <table:covered-table-cell table:number-columns-repeated="7"/>
          <table:table-cell office:value-type="string" table:number-columns-spanned="3" table:number-rows-spanned="1" table:style-name="ce21">
            <text:p>38.112.742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1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BH MINAS COMÉRCIO EIRELI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6.515.454/0001-35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09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DISTRIBUIDORA TRIANGU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498.163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3,8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1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SOCIEDADE IRMÃOS BARROS ANDRAD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581.836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4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09/0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REI DOS ESTOJOS</text:p>
          </table:table-cell>
          <table:covered-table-cell table:number-columns-repeated="7"/>
          <table:table-cell office:value-type="string" table:number-columns-spanned="3" table:number-rows-spanned="1" table:style-name="ce21">
            <text:p>22.026.215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DISTRIBUIDORA TRIANGU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498.163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,2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4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AÇO BOM PRE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358.477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 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90 - PR-PE - PROCURADORIA DA REPUBLICA - PERNAMBUC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CIONE MARTINS DA SILVA - CPF: 881.406.954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0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1/2024</text:p>
          </table:table-cell>
          <table:covered-table-cell/>
          <table:table-cell office:value-type="string" table:number-columns-spanned="8" table:number-rows-spanned="1" table:style-name="ce22">
            <text:p>AGUAS MINERAIS SANTA CLAR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776.417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GUA MINERAL PARA SUPRI AS NECESSIDADES DO PREDIO, ENQUANTO AGUARDA PROCESSO LICITATO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1/2024</text:p>
          </table:table-cell>
          <table:covered-table-cell/>
          <table:table-cell office:value-type="string" table:number-columns-spanned="8" table:number-rows-spanned="1" table:style-name="ce22">
            <text:p>AGUAS MINERAIS SANTA CLAR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776.417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IS VASILHAMES DE AGUA MINERAL PARA SUPRI AS NECESSIDADES DO PREDIO, ENQUANTO AGUARDA PROCESSO LICITATO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1/2024</text:p>
          </table:table-cell>
          <table:covered-table-cell/>
          <table:table-cell office:value-type="string" table:number-columns-spanned="8" table:number-rows-spanned="1" table:style-name="ce22">
            <text:p>NOVO NORDESTE COM. MAT. DE CONSTRUÇÃO (PRESIDENTE KENNEDY)</text:p>
          </table:table-cell>
          <table:covered-table-cell table:number-columns-repeated="7"/>
          <table:table-cell office:value-type="string" table:number-columns-spanned="3" table:number-rows-spanned="1" table:style-name="ce21">
            <text:p>10.758.937/0006-99</text:p>
          </table:table-cell>
          <table:covered-table-cell table:number-columns-repeated="2"/>
          <table:table-cell office:value-type="string" table:number-columns-spanned="10" table:number-rows-spanned="1" table:style-name="ce23">
            <text:p>FERROS PARA REFAZER COLUNAS MINI DA COBERTA/GARAGEM DOS CARROS OFICI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1/2024</text:p>
          </table:table-cell>
          <table:covered-table-cell/>
          <table:table-cell office:value-type="string" table:number-columns-spanned="8" table:number-rows-spanned="1" table:style-name="ce22">
            <text:p>ODIL DE A. DANTAS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4.312.683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PRODUTOS PARA LIMPEZA DA PISCINA/ESPELHO D'ÁGU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8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FERRAMENTAS PARA OS ELETRICISTAS PASSAREM OS CABOS DE REDE DAS CAMERAS D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9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AUXILIO NOS SERVIÇOS DOS FUNCIONARIOS ELETRICISTAS, TECNICO DE REFRIGERAÇÃO E MANUTENÇA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FONTE NOVA DISTRIBU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433.475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SAQUE PARA COMPRA DE AGUAS MINERAIS DE 20 LITROS PARA A PRPE ENQUANTO AGUARDA PROCESSO LICITATO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ANDREW LOPES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5.782.439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COPIAS DE CHAVES SOLICITADAS PELOS SETORES CGP, SECRE E SAC. CARIMBO SOLICITADO PELO PROTOCO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FONTE NOVA DISTRIBU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433.475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GUAS MINERAIS 20 LITROS PARA PRPE, ENQUANTO AGUARDA PROCESSO LICITATO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VEDAFLEX PU SOLICITADOS PELA DEA PARA A OBRA QUE ESTA TENDO NO PISO DA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FRANCISCO BIONE DA SILVA FILHO GAS</text:p>
          </table:table-cell>
          <table:covered-table-cell table:number-columns-repeated="7"/>
          <table:table-cell office:value-type="string" table:number-columns-spanned="3" table:number-rows-spanned="1" table:style-name="ce21">
            <text:p>07.644.550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GAS DE COZINHA PARA O PREPARO DOS CAFES D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CHAVE PHILLIPS ISOLADA PARA AUXILIAR O TECNICO DE REFRIGERAÇÃO. A QUE ELE UTILIZAVA QUEBROU. ELA NAO ERA RESIST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CAIXAS DE PISO ELETRICO, PARA O SETOR DA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REBITE PARA INSTALAÇÃO DAS DOBRADIÇAS NA PORTA DA CASA DA PISCI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MADEPORT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810.146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DOBRADIÇAS PARA A PORTA DA CASA DA PISCI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O ANTUNES DE OLIVEIRA - CPF: 008.016.76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ALENCAR FRANKLIN COMERCIO E SERVIÇ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2.536.271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S DE ISOPOR E FITA ADESIVA PARA REALIZAÇÃO DA MUDANÇA DA PRM SALGUEI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R M DA CRUZ MELO - EI</text:p>
          </table:table-cell>
          <table:covered-table-cell table:number-columns-repeated="7"/>
          <table:table-cell office:value-type="string" table:number-columns-spanned="3" table:number-rows-spanned="1" table:style-name="ce21">
            <text:p>30.435.202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S PARA IDENTIFICAR O GABINETE 03 E SALA DE ASSESSORIA 0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ZULEIDE PEREIRA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12.135.970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 DE CHAVE DA SALA DE TRANSPOR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ELSON LIMA LOPES DE SA - CPF: 680.605.724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PARAÍBA CONSTRUÇÃO - JUNÇÃO COMÉRCIO DE MATERIAIS DE CONSTRUÇÕES</text:p>
          </table:table-cell>
          <table:covered-table-cell table:number-columns-repeated="7"/>
          <table:table-cell office:value-type="string" table:number-columns-spanned="3" table:number-rows-spanned="1" table:style-name="ce21">
            <text:p>17.304.09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MANUTENÇÃO DAS INSTALAÇÃO DO PRÉDIO DA PR POLO PETROLINA/JUAZEI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6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PAJEU NORDES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14.573/0028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COZINH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RENATO DE SOUZA SILVA DUARTE</text:p>
          </table:table-cell>
          <table:covered-table-cell table:number-columns-repeated="7"/>
          <table:table-cell office:value-type="string" table:number-columns-spanned="3" table:number-rows-spanned="1" table:style-name="ce21">
            <text:p>29.425.561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EÇA DE REPOSIÇÃO PARA APARADOR DE GRAMA ELÉTR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JUAPETROL COM. DE BOTIJÕES DE GÁ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984.819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LIQUEFEITO DE PETROLE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R K COMERCIAL ATACADISTA</text:p>
          </table:table-cell>
          <table:covered-table-cell table:number-columns-repeated="7"/>
          <table:table-cell office:value-type="string" table:number-columns-spanned="3" table:number-rows-spanned="1" table:style-name="ce21">
            <text:p>09.304.57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AVIL TEXTI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917.296/0008-3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2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IVAN FERREIRA DOS SANTOS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326.290/0002-01</text:p>
          </table:table-cell>
          <table:covered-table-cell table:number-columns-repeated="2"/>
          <table:table-cell office:value-type="string" table:number-columns-spanned="10" table:number-rows-spanned="1" table:style-name="ce23">
            <text:p>FORTALECER O MÓVEL DA 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7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L FERREIRA DE ANDRADE - CPF: 060.860.844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NYEDSON DE SOUZA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1.082.131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ROBLEMA NA CÂMERA DA ENTRADA PRINCIP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A BROXADO DOS SANTOS - CPF: 356.441.504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0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RANGNER S R DE SOUZA-MAQ EQUIP E SERVIÇOS</text:p>
          </table:table-cell>
          <table:covered-table-cell table:number-columns-repeated="7"/>
          <table:table-cell office:value-type="string" table:number-columns-spanned="3" table:number-rows-spanned="1" table:style-name="ce21">
            <text:p>11.346.204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SEBASTIAO J DE LIMA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41.941.879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URG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7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ARLOS WANDERLEY RICCAR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798.151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ARLOS WANDERLEY RICCAR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798.151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O JOSE DE SOUZA MELO JUNIOR - CPF: 058.083.734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06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MARMOPEDRAS MARMORES E PEDRAS DECORATIV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839.651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ATACADO DOS PRESENT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9.515.628/0004-47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RIVA E SOUZA MATERIAIS DE CONSTRUÇÃO LDTA. ME</text:p>
          </table:table-cell>
          <table:covered-table-cell table:number-columns-repeated="7"/>
          <table:table-cell office:value-type="string" table:number-columns-spanned="3" table:number-rows-spanned="1" table:style-name="ce21">
            <text:p>15.124.127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FERREIRA COSTA C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4-8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7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DENTAL COMERCIO DE PROD. ODONT E PROTETICOS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8.642.942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SEBASTIAO J DE LIMA JUNIOR</text:p>
          </table:table-cell>
          <table:covered-table-cell table:number-columns-repeated="7"/>
          <table:table-cell office:value-type="string" table:number-columns-spanned="3" table:number-rows-spanned="1" table:style-name="ce21">
            <text:p>41.941.879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50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1/2024</text:p>
          </table:table-cell>
          <table:covered-table-cell/>
          <table:table-cell office:value-type="string" table:number-columns-spanned="8" table:number-rows-spanned="1" table:style-name="ce22">
            <text:p>CASA DAS PLACAS</text:p>
          </table:table-cell>
          <table:covered-table-cell table:number-columns-repeated="7"/>
          <table:table-cell office:value-type="string" table:number-columns-spanned="3" table:number-rows-spanned="1" table:style-name="ce21">
            <text:p>10.832.251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PLACAS PARA EV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O JOSE DE SOUZA MELO JUNIOR - CPF: 058.083.734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1/2024 a 2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CASA DAS PLACAS</text:p>
          </table:table-cell>
          <table:covered-table-cell table:number-columns-repeated="7"/>
          <table:table-cell office:value-type="string" table:number-columns-spanned="3" table:number-rows-spanned="1" table:style-name="ce21">
            <text:p>10.832.251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A PRP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ODIL DE A. DANTAS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4.312.683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3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MATEC REGRIGERA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4.443.566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AMIRES NEVES SOARES - CPF: 064.777.254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1/2024 a 23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M M CONSTRU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69.957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CRIAR BARREIRA FÍSICA DE PROTEÇÃO COM O OBJETIVO DE EVITAR A ENTRADA DE ANIMAIS (EX.: RATAZANAS) POR MEIO AS BRECHAS DOS PORTÕES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DJ MADEIREI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674.298/0003-26</text:p>
          </table:table-cell>
          <table:covered-table-cell table:number-columns-repeated="2"/>
          <table:table-cell office:value-type="string" table:number-columns-spanned="10" table:number-rows-spanned="1" table:style-name="ce23">
            <text:p>TÁBUAS PARA ESCORAMENTO DA MARQUISE DA FACHAD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GOR NOGUEIRA BATISTA - CPF: 937.031.633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BENIVALDO SOUZA DO NASCIMENTO &amp; CI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8.917.635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REGULADOR PARA GÁS DE COZINHA COM MANGUEIRA PARA COPA DA PRM-CORRENTE, REGISTRO ANTERIOR ESTAVA VENCIDO, COM PRAZO SUPERIOR A 5 ANOS DE US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ROCHA SUPERMERCA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541.702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15 KG DE AÇUCAR PARA CONSUMO DA PRM-CORR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SHOPPING DO REAL E PAPELARIA <text:s/>- M O TEIXEIRA NETO</text:p>
          </table:table-cell>
          <table:covered-table-cell table:number-columns-repeated="7"/>
          <table:table-cell office:value-type="string" table:number-columns-spanned="3" table:number-rows-spanned="1" table:style-name="ce21">
            <text:p>31.536.354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NJUNTO DE 6 COPOS DE VIDRO PARA CONSUMO/UTILIZAÇÃO NA PRM-CORRE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HIAGO PATRICK ROSA BRITO - CPF: 006.592.253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MARILENE SUPERMERCA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186.353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BOTIJAO GLP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R MACEDO DA S COS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8.651.280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E MANUTENÇÃO ELÉTRICA DE MOTORES AUTOMÁTICOS DOS PORTÕES DO MPF S.R.NONATO-PI, DANIFICADOS APÓS INTENSAS QUEDAS DE ENERGIAS E CHUVAS OCORRIDAS NA REGI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6,31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MARIO BARBARA DA SILVA - CPF: 555.260.559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PREMIUM PRODUTOS DE LIMPEZA EIRELLI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6.354.779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REFERENTE AQUISIÇÃO DE TRÊS RESERVATÓRIOS PARA O DISPENSERES DE SABONETE LÍQUIDO INSTALADOS NOS BANHEIROS DA BIBLIOTECA E GABINETES DA UNIDADE EM RAZÃO DE RACHADURAS NAS BORRACHAS DE LIGAÇÃO QUE PROVOCAVAM VAZAMENTO NOS EQUIPAMEN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RCEU GERALDO PEREIRA DE ANDRADE - CPF: 616.229.23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1/2024</text:p>
          </table:table-cell>
          <table:covered-table-cell/>
          <table:table-cell office:value-type="string" table:number-columns-spanned="8" table:number-rows-spanned="1" table:style-name="ce22">
            <text:p>TRACTOR SERVIC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9.523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CORRETIVO EMERGENCIAL PARA OS EQUIPAMENTOS DE CLIMATIZAÇÃO DE PRECISÃO DO CP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O DE SOUSA MOURA - CPF: 218.536.608-4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DELTA MARINGA MET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429.241/0001-86</text:p>
          </table:table-cell>
          <table:covered-table-cell table:number-columns-repeated="2"/>
          <table:table-cell office:value-type="string" table:number-columns-spanned="10" table:number-rows-spanned="1" table:style-name="ce23">
            <text:p>NF 1802 - REF. AQUISIÇÃO DE 04 TORNEIRAS PARA FILTRO, CONFORME SOLICITAÇÃO DA COORDENADORIA DE ADMINISTRAÇÃO DESTA PRM, PARA ATENDER NECESSIDADE EMERGENC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WALDECYR RIBEIRO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8.854.457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NFS-E Nº 4 - CONTRATAÇÃO EMERGENCIAL DE SERVIÇO TROCA DE LAMPADAS, CONFORME AUTORIZADO PELA COORDENADORIA DE ADMINISTRAÇÃO DEST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ILVANA SOUZA DA SILVA - CPF: 925.736.73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1/2024 a 25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JORGE LUIS FERENCZ</text:p>
          </table:table-cell>
          <table:covered-table-cell table:number-columns-repeated="7"/>
          <table:table-cell office:value-type="string" table:number-columns-spanned="3" table:number-rows-spanned="1" table:style-name="ce21">
            <text:p>50.929.617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-SE A NECESSIDADE DA PRESTAÇÃO DOS SERVIÇOS DE ENCANADOR, PARA INSTALAR NOVO PURIFICADOR E CONSERTO NO REGISTRO DE ÁGUA DO ESCRITÓRIO DE REPRESENTAÇÃO DE GUARAPUAV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INA FAULSTICH NEVES JOSIAS - CPF: 070.495.407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HX BRASIL FLORICULTURA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30.614.607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TADE DE LIMPAR A ÁREA EXTERNA DA SEDE E PODAR OS GALHOS DA ARVORE QUE PREJUDICAVA A VISÃO DA CÂMERA DE SEGURA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EZEMAC MULTI UTILIDADES -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7.036.7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PARA A PRM RESENDE - PILHAS PRA REPOR NOS CONTROLES DOS ARES CONDICIONADOS E O LIMPA FERRUGEM PARA SER UTILIZADO NUMA ESTANTE DE MET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,3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NADCOR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68.761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PARA A PRM RESENDE - FINALIZAÇÃO DA CAIXA DE AREIA PARA O SETOR DE SEGURA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0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4 TAPUMES DE 5MM PARA SEREM UTILIZADOS NAS PORTARIAS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TRÊS METROS DE ASPIRAL TUBO PRETO DE 3/4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5 RODINHAS PARA CADEIRA DE GABINETE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 CONTROLE REMOTO PARA ATENDER A GABINETE DESTA PRRJ. NÃO POSSUÍ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GELOMAQ DISTRIBUIDORA DE PECAS E ACESSORIOS PARA APARELHOS ELETRODOME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378.310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DE CONDICIONADORES DE 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GELOMAQ DISTRIBUIDORA DE PECAS E ACESSORIOS PARA APARELHOS ELETRODOME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378.310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CONSERTO DE CONDICIONADORES DE 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1/2024</text:p>
          </table:table-cell>
          <table:covered-table-cell/>
          <table:table-cell office:value-type="string" table:number-columns-spanned="8" table:number-rows-spanned="1" table:style-name="ce22">
            <text:p>GELOMAQ DISTRIBUIDORA DE PECAS E ACESSORIOS PARA APARELHOS ELETRODOME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378.310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DE CONDICIONADORES DE 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ELECTROBRASIL PEÇAS E ACESSÓRI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5.629.988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NECESSÁRIA A AQUISIÇÃO DE LÂMPADAS NOVAS, POIS ALGUMAS ESTAVAM QUEIMADAS. AS PILHAS FORAM ADQUIRIDAS PARA O CORRETO FUNCIONAMENTO DE UM DOS COF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2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NOVIDADES TINTAS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6.858.461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O CORRIMÃO DE ENTRADA APRESENTAVA FERRUGEM, O QUE PODERIA CAUSA ALGUM ACIDENTE EM USUÁRIOS, ALÉM DO EFEITO VISUAL NEGATIVO. POR ISSO, FORAM ADQUIRIDOS OS MATERIAIS DISCRIMINADOS NA NF ANEXA, OS QUAIS FORAM EMPENHADOS NA REVITALIZAÇÃO DO EQUIPAMENT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8,5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4/01/2024</text:p>
          </table:table-cell>
          <table:covered-table-cell/>
          <table:table-cell office:value-type="string" table:number-columns-spanned="8" table:number-rows-spanned="1" table:style-name="ce22">
            <text:p>ELECTROBRASIL PEÇAS E ACESSÓRI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5.629.988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M-PETRÓPOLIS RECEBEU UM COFRE PARA ARMAZENAGEM DE EQUIPAMENTO DE SEGURANÇA. PARA O CORRETO FUNCIONAMENTO DO BEM, FOI ADQUIRIDO UM PACOTE DE PILH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AUTO POSTO MONTECASER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870.444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PERIÓDICA DAS VIATURAS DA PRM PETR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ARLOS ZETUNE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29.240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UMA DAS SALAS DA PRM PETRÓPOLIS NÃO TINHA CONTROLE REMOTO UNIVERSAL. FOI NECESSÁRIA A AQUISIÇÃO DE UM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ARLOS ZETUNE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29.240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O CONTROLE REMOTO DE UM DOS APARELHOS DE AR CONDICIONADO DA PRM PETRÓPOLIS APRESENTOU DEFEITOS E PRECESOU SER SUBSTITUÍDO POR UM NO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DA SILVA BARBIERO - CPF: 070.145.257-9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1/2024 a 2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MEDEIROS PITZER</text:p>
          </table:table-cell>
          <table:covered-table-cell table:number-columns-repeated="7"/>
          <table:table-cell office:value-type="string" table:number-columns-spanned="3" table:number-rows-spanned="1" table:style-name="ce21">
            <text:p>23.592.665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S FECHADURAS DOS BANHEIROS DA SALA 105 E 106 DA PRM MACAÉ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M TJ MACAE ELETR E HIDRAULICA 2</text:p>
          </table:table-cell>
          <table:covered-table-cell table:number-columns-repeated="7"/>
          <table:table-cell office:value-type="string" table:number-columns-spanned="3" table:number-rows-spanned="1" table:style-name="ce21">
            <text:p>39.873.481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S PARA O CONTROLE REMOTO DO VEÍCULO OFIC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MATEUS DE SOUZ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6.739.84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O VEÍCULO OFIC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1/2024 a 1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1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A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62,9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9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DROGARIA E PERFUMARIA CENTRO R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024.782/0005-35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AO ATENDIMENTO DO SERVIÇO MÉDICO E DE ENFERM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2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TAMOIO DENT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1.691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TERMIN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4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PARCO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214.053/0009-86</text:p>
          </table:table-cell>
          <table:covered-table-cell table:number-columns-repeated="2"/>
          <table:table-cell office:value-type="string" table:number-columns-spanned="10" table:number-rows-spanned="1" table:style-name="ce23">
            <text:p>PILHAS PARA REPOSIÇÃO NOS CONTROLES DE AR CONDICION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4,9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I.M.C. SERVIVE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0.310.638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LIMPEZA DO AR SPLIT 30.000 DA SALA DOS ASSESSORES DO GAB DA DRA CAROLI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GRAFF INN COMPUTAÇÃO E PROGRAMAÇÃO VISUAL S/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548.003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5 SCAN COLOR EM PAPEL A2, 2 SCAN COLOR 0,80CM, 3 SCAN COLOR 0,50CM A PEDIDO DO GABINETE DO 3º OFÍC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ERSON VITOR LARA DE ASSIS - CPF: 007.677.082-6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11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GRAFICA BRASIL</text:p>
          </table:table-cell>
          <table:covered-table-cell table:number-columns-repeated="7"/>
          <table:table-cell office:value-type="string" table:number-columns-spanned="3" table:number-rows-spanned="1" table:style-name="ce21">
            <text:p>34.145.075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ONFECÇÃO DE 2 BANNERS COM A LOCALIZAÇÃO DA NOVA SEDE DO ESCRITÓRIO DE REPRESENTAÇÃO EM VILHE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MS AGUIAR COMÉRCIO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6.973.725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8,2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8,7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IRMÃOS GONÇALVES COMÉRCIO E INDUST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082.624/0012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,7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ACHEI COM. DE PARAFUSO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832.938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CASA DE COURO SANTA RITA</text:p>
          </table:table-cell>
          <table:covered-table-cell table:number-columns-repeated="7"/>
          <table:table-cell office:value-type="string" table:number-columns-spanned="3" table:number-rows-spanned="1" table:style-name="ce21">
            <text:p>79.115.358/0005-4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2,0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SENGER E GONCALVE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613.697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SENGER E GONCALVE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613.697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,9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TATO TELECOM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63.745.4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SOT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DUARDA ELUIZA SANTO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43.860.448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PROCUR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NILVAN DE OLIVEIRA ALVES - CPF: 592.069.85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11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GUARUJA COMERCIO DE FERRAGE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139.789/0004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HM RUBBER - EMBORRACHAMENTO BR 3.6KG PARA IMPERMEABILIZA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1,5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1/2024</text:p>
          </table:table-cell>
          <table:covered-table-cell/>
          <table:table-cell office:value-type="string" table:number-columns-spanned="8" table:number-rows-spanned="1" table:style-name="ce22">
            <text:p>HSP ARTE SIGN E SERIGRAFIA LTDA.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3.851.695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FECÇÃO DE PLACAS PARA PORTAS DE GABINETE E ASSESS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6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 (ELETROBONA)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S HIDRÁULICOS E PEQUENOS SERVIÇOS EM GE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3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GIASSI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13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PARA COPA NÃO MANTIDOS EM ESTOQUE PELA SELOG PRSC - REPOSIÇÃO DE AÇÚCAR ATÉ QUE SEJA ENTREGUE PELA EMPRESA ORBENK (CONTRATO 9/2023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0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0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AÇO FRIO COMERCIO DE REFRIGER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2.381.600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A TORNEIRA PARA SUBSTITUIÇÃO NO BEBEDOUR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RISTIANO SOUZA CAMPELO - CPF: 531.865.59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1/2024 a 22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ACQUARELLA DISTRIBUIDORA DE ÁGUA MINER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463.731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A MESMA JUSTIFICATIVA CONSTANTE NO PGEA 1.34.004.000040/2024-63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22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CHAVEIRO PAULISTA AUGUS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05.05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A TROCA DE GABINETES ENTRE PROCURADORES, É NECESSÁRIA A CONFECÇÃO DE CHAVES PARA OS SERVIDORES E MEMBRO DESSES GABINETES. OUTROSSIM, A EXCEPCIONALIDADE SE DÁ, EM RAZÃO DA NÃO EXISTÊNCIA DE CONTRATO QUE EXECUTE TAL SERVIÇ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16º TABELIÃO DE NOTAS DE SÃO PAULO</text:p>
          </table:table-cell>
          <table:covered-table-cell table:number-columns-repeated="7"/>
          <table:table-cell office:value-type="string" table:number-columns-spanned="3" table:number-rows-spanned="1" table:style-name="ce21">
            <text:p>45.572.567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CARTÓ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,7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1/2024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3-10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3-10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4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4-0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CAIXA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ECONOROESTE</text:p>
          </table:table-cell>
          <table:covered-table-cell table:number-columns-repeated="7"/>
          <table:table-cell office:value-type="string" table:number-columns-spanned="3" table:number-rows-spanned="1" table:style-name="ce21">
            <text:p>49.314.049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ECONOROESTE</text:p>
          </table:table-cell>
          <table:covered-table-cell table:number-columns-repeated="7"/>
          <table:table-cell office:value-type="string" table:number-columns-spanned="3" table:number-rows-spanned="1" table:style-name="ce21">
            <text:p>49.314.049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MOVISTAR COM MATERIAL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434.193/0004-95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6-62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6-62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2/2024 a 3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TICKET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TICKET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E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3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2/2024 a 30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1/2024 a 08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TICKT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7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8 - PRR1ª REGIÃO - PRR/1ª REGIAO - BRASIL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RODRIGUES FERNANDES - CPF: 002.091.871-2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1/2024 a 31/03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6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HOME CENTER CASTELO FOR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009.406/0007-19</text:p>
          </table:table-cell>
          <table:covered-table-cell table:number-columns-repeated="2"/>
          <table:table-cell office:value-type="string" table:number-columns-spanned="10" table:number-rows-spanned="1" table:style-name="ce23">
            <text:p>OS <text:s/>MINI <text:s/>GANCHOS <text:s/>TRANSPARENTES SERÃO NECESSÁRIOS <text:s/>PARA <text:s/>AFIXAÇÃO <text:s/>DE <text:s/>TELA <text:s/>ARAMADA <text:s/>EM <text:s/>PAREDE <text:s/>DE <text:s/>ALVENARIA <text:s/>QUE <text:s/>OPORTUNIZARÁ <text:s/>A COLOCAÇÃO <text:s/>DE <text:s/>FOTOS <text:s/>PARA <text:s/>O <text:s/>ESPAÇO <text:s/>DE <text:s/>CONVIVÊNCIA <text:s/>EM <text:s/>MEMÓRIA, <text:s/>DENOMINADO <text:s/>ESPAÇO <text:s/>MARCIA NOLL BARBOZ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A &amp; R SINALIZACAO E COMUNICACAO VISUAL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0.909.603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 JUSTIFICATIVA PARA CONTRATAÇÃO DOS SERVIÇOS DE CONFECÇÃO DE LETREIRO EM INOX FACEADO <text:s/>ESCOVADO <text:s/>SE <text:s/>FAZ <text:s/>NECESSÁRIO <text:s/>PARA <text:s/>ACOMPANHAR <text:s/>O DESING E <text:s/>MANTER <text:s/>A <text:s/>QUALIDADE <text:s/>E PADRONIZAÇÃO <text:s/>COM <text:s/>MOBILIÁRIOS <text:s/>DOADOS <text:s/>À <text:s/>UNIÃO <text:s/>PELOS <text:s/>FAMILIARES <text:s/>DA <text:s/>PROCURADORA <text:s/>REGIONAL <text:s/>DA REPÚBLICA PARA <text:s/>COMPOR <text:s/>O <text:s/>ESPAÇO <text:s/>EM <text:s/>MEMÓRIA <text:s/>DA DRA MARCIA NOL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8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ROSANA TOMAZ DE SA ME</text:p>
          </table:table-cell>
          <table:covered-table-cell table:number-columns-repeated="7"/>
          <table:table-cell office:value-type="string" table:number-columns-spanned="3" table:number-rows-spanned="1" table:style-name="ce21">
            <text:p>25.156.205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O TRILHO ELETRIFICADO COM CONJUNTO DE LUMINÁRIAS PARA CLAREAR E REALÇAR O NOVO LETREIRO E CONJUNTO DE FOTOS NO MURAL DO ESPAÇO EM HOMENAGEM A DRA MARCIA NOL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2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5/01/2024</text:p>
          </table:table-cell>
          <table:covered-table-cell/>
          <table:table-cell office:value-type="string" table:number-columns-spanned="8" table:number-rows-spanned="1" table:style-name="ce22">
            <text:p>COMMANDO DIGITAL MANUTENCAO DE COMPUTAD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181.198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O KIT TECLADO E MOUSE PARA IMAC SERÁ UTILIZADO PARA <text:s/>COLOCAR <text:s/>O <text:s/>EQUIPAMENTO <text:s/>EM <text:s/>FUNCIONAMENTO <text:s/>PARA <text:s/>USO <text:s/>NO <text:s/>NOVO <text:s/>ESPAÇO <text:s/>COWORKING <text:s/>DA PRR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RG PROJETOS DE ILUMINA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182.614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A JUSTIFICATIVA PARA A AQUISIÇÃO DOS MATERIAIS SE DEVE À INAUGURAÇÃO DO ESPAÇO MÁRCIA NOLL BARBOZA EM 02 DE FEVEREI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A &amp; R SINALIZACAO E COMUNICACAO VISUAL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0.909.603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 JUSTIFICATIVA PARA A AQUISIÇÃO DOS MATERIAIS SE DEVE À INAUGURAÇÃO DO ESPAÇO MÁRCIA NOLL BARBOZA EM 02 DE FEVEREI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MAGS SOLUCOES GRAFICA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5.654.812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<text:s/>DE <text:s/>6 <text:s/>(SEIS) <text:s/>ADESIVOS IMANTADOS <text:s/>PARA <text:s/>FIXAÇÃO <text:s/>EM <text:s/>VEÍCULOS <text:s/>OFICIAIS <text:s/>QUANDO <text:s/>ESTES <text:s/>FOREM <text:s/>EMPREGADOS <text:s/>EM <text:s/>AÇÕES OSTENSIVAS <text:s/>DE <text:s/>POLICIAMENTO, <text:s/>COMO <text:s/>SE <text:s/>PLANEJA <text:s/>REALIZAR <text:s/>POR <text:s/>OCASIÃO <text:s/>DO <text:s/>EVENTO <text:s/>NOTURNO <text:s/>DE INAUGURAÇÃO <text:s/>DO <text:s/>ESPAÇO <text:s/>MÁRCIA <text:s/>NOLL <text:s/>BARBOZA, <text:s/>A <text:s/>SER <text:s/>REALIZADO <text:s/>NO <text:s/>DIA <text:s/>02/02/2024, <text:s/>NAS DEPENDÊNCIAS DESTA PRR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1/2024</text:p>
          </table:table-cell>
          <table:covered-table-cell/>
          <table:table-cell office:value-type="string" table:number-columns-spanned="8" table:number-rows-spanned="1" table:style-name="ce22">
            <text:p>TOUR DE FORCE PAPELARIA E INFORMATI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524.094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 JUSTIFICATIVA PARA A AQUISIÇÃO DOS MATERIAIS SE DEVE À INAUGURAÇÃO DO ESPAÇO MÁRCIA NOLL BARBOZA EM 02 DE FEVEREI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8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1/2024 a 12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4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30/01/2024</text:p>
          </table:table-cell>
          <table:covered-table-cell/>
          <table:table-cell office:value-type="string" table:number-columns-spanned="8" table:number-rows-spanned="1" table:style-name="ce22">
            <text:p>MAZZAFERRO ELÉTRICA E HIDRÁULICA LTDA-ME</text:p>
          </table:table-cell>
          <table:covered-table-cell table:number-columns-repeated="7"/>
          <table:table-cell office:value-type="string" table:number-columns-spanned="3" table:number-rows-spanned="1" table:style-name="ce21">
            <text:p>43.074.715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-SE DA AQUISIÇÃO DE MATERIAL PARA SUBSTITUIÇÃO DE VIDRO DA BIBLIOTECA, QUE ESTÁ QUEBRADO, CAUSANDO <text:s/>INFILTRAÇÕES <text:s/>EM <text:s/>PERÍODO <text:s/>DE <text:s/>CHUVAS. A AQUISIÇÃO É DE PEQUENO VULTO E URGENTE DEVIDO AO ATUAL VOLUME DE CHUVAS E ENTRADA DE ÁGUA NA BIBLIOTE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1/2024</text:p>
          </table:table-cell>
          <table:covered-table-cell/>
          <table:table-cell office:value-type="string" table:number-columns-spanned="8" table:number-rows-spanned="1" table:style-name="ce22">
            <text:p>FERRAGEM PORTO BE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358.36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REJUNTE BRANCO PARA APLICAÇÃO NA COPA DO 10º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1/2024</text:p>
          </table:table-cell>
          <table:covered-table-cell/>
          <table:table-cell office:value-type="string" table:number-columns-spanned="8" table:number-rows-spanned="1" table:style-name="ce22">
            <text:p>M E SCHULZ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26.97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O PORTÃO BASCULANTE DE ACESSO AO ESTACIONAMENTO INTERN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1/2024</text:p>
          </table:table-cell>
          <table:covered-table-cell/>
          <table:table-cell office:value-type="string" table:number-columns-spanned="8" table:number-rows-spanned="1" table:style-name="ce22">
            <text:p>MOPAL INDUSTRIA E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237.565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RTE DOS PÉS E RECONSTITUIÇÃO DE MESA DE CANTO EM AÇO INOX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1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AGEM DE PLACAS DE 6 PORT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4 a 05/04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3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1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ARIMBOS INSTITUCIONAIS PARA A BIBLIOTE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1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1/2024</text:p>
          </table:table-cell>
          <table:covered-table-cell/>
          <table:table-cell office:value-type="string" table:number-columns-spanned="8" table:number-rows-spanned="1" table:style-name="ce22">
            <text:p>FERRAGEM PORTO BE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358.36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 COTOVELO DEXON 20X12 E UMA CANALETA DEXON 20X12 2M PARA MANUTENÇÃO N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9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4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247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4-12-04T19:45:30Z</meta:creation-date>
    <dc:date>2024-12-04T19:45:35Z</dc:date>
  </office:meta>
</office:document-meta>
</file>